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543in"/>
    </style:style>
    <style:style style:name="co3" style:family="table-column">
      <style:table-column-properties fo:break-before="auto" style:column-width="1.252in"/>
    </style:style>
    <style:style style:name="co4" style:family="table-column">
      <style:table-column-properties fo:break-before="auto" style:column-width="1.0453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shapes>
          <draw:frame draw:z-index="0" draw:style-name="gr1" svg:width="7.4in" svg:height="8.2in" svg:x="0in" svg:y="0in">
            <draw:object draw:notify-on-update-of-ranges="Sheet1.A1:Sheet1.A1 Sheet1.A2:Sheet1.A201 Sheet1.B1:Sheet1.B1 Sheet1.B2:Sheet1.B201 Sheet1.C1:Sheet1.C1 Sheet1.C2:Sheet1.C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>
            <text:p>n</text:p>
          </table:table-cell>
          <table:table-cell office:value-type="string">
            <text:p>Linked Sequence</text:p>
          </table:table-cell>
          <table:table-cell office:value-type="string">
            <text:p>ArraySeque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5.2215">
            <text:p>995.22</text:p>
          </table:table-cell>
          <table:table-cell office:value-type="float" office:value="926.9963">
            <text:p>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2175">
            <text:p>122.22</text:p>
          </table:table-cell>
          <table:table-cell office:value-type="float" office:value="109.3918">
            <text:p>109.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4.7823">
            <text:p>124.78</text:p>
          </table:table-cell>
          <table:table-cell office:value-type="float" office:value="107.4737">
            <text:p>107.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.3185">
            <text:p>115.32</text:p>
          </table:table-cell>
          <table:table-cell office:value-type="float" office:value="106.6568">
            <text:p>106.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9.5268">
            <text:p>119.53</text:p>
          </table:table-cell>
          <table:table-cell office:value-type="float" office:value="105.677">
            <text:p>105.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4.2917">
            <text:p>114.29</text:p>
          </table:table-cell>
          <table:table-cell office:value-type="float" office:value="107.7901">
            <text:p>107.7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9.4657">
            <text:p>119.47</text:p>
          </table:table-cell>
          <table:table-cell office:value-type="float" office:value="107.9766">
            <text:p>107.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7.0054">
            <text:p>117.01</text:p>
          </table:table-cell>
          <table:table-cell office:value-type="float" office:value="107.1847">
            <text:p>107.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3.759">
            <text:p>113.76</text:p>
          </table:table-cell>
          <table:table-cell office:value-type="float" office:value="105.5869">
            <text:p>105.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4.1555">
            <text:p>114.16</text:p>
          </table:table-cell>
          <table:table-cell office:value-type="float" office:value="106.6557">
            <text:p>106.6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4.5835">
            <text:p>114.58</text:p>
          </table:table-cell>
          <table:table-cell office:value-type="float" office:value="1275.5878">
            <text:p>1275.5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3.413">
            <text:p>113.41</text:p>
          </table:table-cell>
          <table:table-cell office:value-type="float" office:value="49.4681">
            <text:p>49.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2.0645">
            <text:p>112.06</text:p>
          </table:table-cell>
          <table:table-cell office:value-type="float" office:value="39.0528">
            <text:p>39.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8.7727">
            <text:p>118.77</text:p>
          </table:table-cell>
          <table:table-cell office:value-type="float" office:value="38.422">
            <text:p>38.4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6.3582">
            <text:p>116.36</text:p>
          </table:table-cell>
          <table:table-cell office:value-type="float" office:value="38.5459">
            <text:p>38.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4.9155">
            <text:p>114.92</text:p>
          </table:table-cell>
          <table:table-cell office:value-type="float" office:value="38.4702">
            <text:p>38.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.3942">
            <text:p>114.39</text:p>
          </table:table-cell>
          <table:table-cell office:value-type="float" office:value="37.4115">
            <text:p>37.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2.7464">
            <text:p>112.75</text:p>
          </table:table-cell>
          <table:table-cell office:value-type="float" office:value="37.9083">
            <text:p>37.9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4.7527">
            <text:p>114.75</text:p>
          </table:table-cell>
          <table:table-cell office:value-type="float" office:value="37.907">
            <text:p>37.9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4.2827">
            <text:p>114.28</text:p>
          </table:table-cell>
          <table:table-cell office:value-type="float" office:value="37.743">
            <text:p>37.7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2.3251">
            <text:p>112.33</text:p>
          </table:table-cell>
          <table:table-cell office:value-type="float" office:value="251.6403">
            <text:p>251.6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3.0529">
            <text:p>113.05</text:p>
          </table:table-cell>
          <table:table-cell office:value-type="float" office:value="67.3947">
            <text:p>67.3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4.0173">
            <text:p>114.02</text:p>
          </table:table-cell>
          <table:table-cell office:value-type="float" office:value="52.6777">
            <text:p>52.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4.2498">
            <text:p>104.25</text:p>
          </table:table-cell>
          <table:table-cell office:value-type="float" office:value="49.1584">
            <text:p>49.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.542">
            <text:p>45.54</text:p>
          </table:table-cell>
          <table:table-cell office:value-type="float" office:value="48.0879">
            <text:p>48.0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.4442">
            <text:p>53.44</text:p>
          </table:table-cell>
          <table:table-cell office:value-type="float" office:value="49.776">
            <text:p>49.7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.0818">
            <text:p>45.08</text:p>
          </table:table-cell>
          <table:table-cell office:value-type="float" office:value="4199.6618">
            <text:p>4199.6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.3899">
            <text:p>57.39</text:p>
          </table:table-cell>
          <table:table-cell office:value-type="float" office:value="85.0088">
            <text:p>85.0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9.4591">
            <text:p>49.46</text:p>
          </table:table-cell>
          <table:table-cell office:value-type="float" office:value="67.1811">
            <text:p>67.1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5.8013">
            <text:p>55.8</text:p>
          </table:table-cell>
          <table:table-cell office:value-type="float" office:value="56.007">
            <text:p>56.0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0.0124">
            <text:p>100.01</text:p>
          </table:table-cell>
          <table:table-cell office:value-type="float" office:value="52.0988">
            <text:p>52.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7.6856">
            <text:p>87.69</text:p>
          </table:table-cell>
          <table:table-cell office:value-type="float" office:value="53.6198">
            <text:p>53.6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3.1898">
            <text:p>53.19</text:p>
          </table:table-cell>
          <table:table-cell office:value-type="float" office:value="49.8439">
            <text:p>49.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8.566">
            <text:p>48.57</text:p>
          </table:table-cell>
          <table:table-cell office:value-type="float" office:value="50.1743">
            <text:p>50.1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0.9688">
            <text:p>60.97</text:p>
          </table:table-cell>
          <table:table-cell office:value-type="float" office:value="47.6584">
            <text:p>47.6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4.6091">
            <text:p>44.61</text:p>
          </table:table-cell>
          <table:table-cell office:value-type="float" office:value="48.4111">
            <text:p>48.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0.903">
            <text:p>40.9</text:p>
          </table:table-cell>
          <table:table-cell office:value-type="float" office:value="46.9359">
            <text:p>46.9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8.9949">
            <text:p>38.99</text:p>
          </table:table-cell>
          <table:table-cell office:value-type="float" office:value="48.036">
            <text:p>48.0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9.3909">
            <text:p>39.39</text:p>
          </table:table-cell>
          <table:table-cell office:value-type="float" office:value="46.8854">
            <text:p>46.8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.8955">
            <text:p>38.9</text:p>
          </table:table-cell>
          <table:table-cell office:value-type="float" office:value="48.2027">
            <text:p>48.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1.0884">
            <text:p>41.09</text:p>
          </table:table-cell>
          <table:table-cell office:value-type="float" office:value="311.934">
            <text:p>311.9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8.7615">
            <text:p>38.76</text:p>
          </table:table-cell>
          <table:table-cell office:value-type="float" office:value="108.5417">
            <text:p>108.5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7.3837">
            <text:p>37.38</text:p>
          </table:table-cell>
          <table:table-cell office:value-type="float" office:value="93.7568">
            <text:p>93.7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7.3109">
            <text:p>37.31</text:p>
          </table:table-cell>
          <table:table-cell office:value-type="float" office:value="73.0213">
            <text:p>73.0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7.6994">
            <text:p>37.7</text:p>
          </table:table-cell>
          <table:table-cell office:value-type="float" office:value="69.3597">
            <text:p>69.3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7.8026">
            <text:p>37.8</text:p>
          </table:table-cell>
          <table:table-cell office:value-type="float" office:value="69.7216">
            <text:p>69.7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2.6549">
            <text:p>62.65</text:p>
          </table:table-cell>
          <table:table-cell office:value-type="float" office:value="67.2036">
            <text:p>67.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.2099">
            <text:p>47.21</text:p>
          </table:table-cell>
          <table:table-cell office:value-type="float" office:value="64.69">
            <text:p>64.6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8.8696">
            <text:p>38.87</text:p>
          </table:table-cell>
          <table:table-cell office:value-type="float" office:value="65.2654">
            <text:p>65.2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8.8811">
            <text:p>38.88</text:p>
          </table:table-cell>
          <table:table-cell office:value-type="float" office:value="67.3818">
            <text:p>67.3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8.469">
            <text:p>38.47</text:p>
          </table:table-cell>
          <table:table-cell office:value-type="float" office:value="66.1626">
            <text:p>66.1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8.3135">
            <text:p>38.31</text:p>
          </table:table-cell>
          <table:table-cell office:value-type="float" office:value="65.9742">
            <text:p>65.9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7.8857">
            <text:p>37.89</text:p>
          </table:table-cell>
          <table:table-cell office:value-type="float" office:value="65.9861">
            <text:p>65.9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7.8537">
            <text:p>37.85</text:p>
          </table:table-cell>
          <table:table-cell office:value-type="float" office:value="69.5553">
            <text:p>69.5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7.6541">
            <text:p>37.65</text:p>
          </table:table-cell>
          <table:table-cell office:value-type="float" office:value="67.3211">
            <text:p>67.3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7.9916">
            <text:p>37.99</text:p>
          </table:table-cell>
          <table:table-cell office:value-type="float" office:value="66.1454">
            <text:p>66.1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7.6938">
            <text:p>37.69</text:p>
          </table:table-cell>
          <table:table-cell office:value-type="float" office:value="12225.165">
            <text:p>12225.1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7.7963">
            <text:p>37.8</text:p>
          </table:table-cell>
          <table:table-cell office:value-type="float" office:value="124.0393">
            <text:p>124.0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0.4859">
            <text:p>50.49</text:p>
          </table:table-cell>
          <table:table-cell office:value-type="float" office:value="106.7439">
            <text:p>106.7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.784">
            <text:p>55.78</text:p>
          </table:table-cell>
          <table:table-cell office:value-type="float" office:value="121.9571">
            <text:p>121.9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2.2382">
            <text:p>42.24</text:p>
          </table:table-cell>
          <table:table-cell office:value-type="float" office:value="105.9864">
            <text:p>105.9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9.4521">
            <text:p>39.45</text:p>
          </table:table-cell>
          <table:table-cell office:value-type="float" office:value="95.2421">
            <text:p>95.2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7.7204">
            <text:p>37.72</text:p>
          </table:table-cell>
          <table:table-cell office:value-type="float" office:value="90.4161">
            <text:p>90.4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6.1889">
            <text:p>36.19</text:p>
          </table:table-cell>
          <table:table-cell office:value-type="float" office:value="96.3182">
            <text:p>96.3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1.6917">
            <text:p>91.69</text:p>
          </table:table-cell>
          <table:table-cell office:value-type="float" office:value="93.8649">
            <text:p>93.8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9.1513">
            <text:p>49.15</text:p>
          </table:table-cell>
          <table:table-cell office:value-type="float" office:value="90.6441">
            <text:p>90.6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2.6767">
            <text:p>42.68</text:p>
          </table:table-cell>
          <table:table-cell office:value-type="float" office:value="96.9452">
            <text:p>96.9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0.4998">
            <text:p>40.5</text:p>
          </table:table-cell>
          <table:table-cell office:value-type="float" office:value="103.642">
            <text:p>103.6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0.1616">
            <text:p>40.16</text:p>
          </table:table-cell>
          <table:table-cell office:value-type="float" office:value="100.2344">
            <text:p>100.2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9.8486">
            <text:p>39.85</text:p>
          </table:table-cell>
          <table:table-cell office:value-type="float" office:value="99.1416">
            <text:p>99.1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4.7485">
            <text:p>44.75</text:p>
          </table:table-cell>
          <table:table-cell office:value-type="float" office:value="96.405">
            <text:p>96.4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7.311">
            <text:p>57.31</text:p>
          </table:table-cell>
          <table:table-cell office:value-type="float" office:value="107.3276">
            <text:p>107.3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2.8528">
            <text:p>62.85</text:p>
          </table:table-cell>
          <table:table-cell office:value-type="float" office:value="106.7349">
            <text:p>106.7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5.7687">
            <text:p>45.77</text:p>
          </table:table-cell>
          <table:table-cell office:value-type="float" office:value="96.7707">
            <text:p>96.7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1.522">
            <text:p>41.52</text:p>
          </table:table-cell>
          <table:table-cell office:value-type="float" office:value="131.2099">
            <text:p>131.2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2.4488">
            <text:p>42.45</text:p>
          </table:table-cell>
          <table:table-cell office:value-type="float" office:value="143.8608">
            <text:p>143.8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9.9559">
            <text:p>39.96</text:p>
          </table:table-cell>
          <table:table-cell office:value-type="float" office:value="94.0458">
            <text:p>94.0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9.7359">
            <text:p>39.74</text:p>
          </table:table-cell>
          <table:table-cell office:value-type="float" office:value="90.8951">
            <text:p>90.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8.4172">
            <text:p>38.42</text:p>
          </table:table-cell>
          <table:table-cell office:value-type="float" office:value="330.92">
            <text:p>330.9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9.6886">
            <text:p>39.69</text:p>
          </table:table-cell>
          <table:table-cell office:value-type="float" office:value="122.2025">
            <text:p>122.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9.9173">
            <text:p>39.92</text:p>
          </table:table-cell>
          <table:table-cell office:value-type="float" office:value="656.3669">
            <text:p>656.3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8.9453">
            <text:p>38.95</text:p>
          </table:table-cell>
          <table:table-cell office:value-type="float" office:value="123.6647">
            <text:p>123.6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.7403">
            <text:p>66.74</text:p>
          </table:table-cell>
          <table:table-cell office:value-type="float" office:value="94.8152">
            <text:p>94.8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.2726">
            <text:p>54.27</text:p>
          </table:table-cell>
          <table:table-cell office:value-type="float" office:value="117.3474">
            <text:p>117.3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3.2083">
            <text:p>43.21</text:p>
          </table:table-cell>
          <table:table-cell office:value-type="float" office:value="127.3259">
            <text:p>127.3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9.6316">
            <text:p>39.63</text:p>
          </table:table-cell>
          <table:table-cell office:value-type="float" office:value="107.775">
            <text:p>107.7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.1308">
            <text:p>40.13</text:p>
          </table:table-cell>
          <table:table-cell office:value-type="float" office:value="94.4339">
            <text:p>94.4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9.1031">
            <text:p>39.1</text:p>
          </table:table-cell>
          <table:table-cell office:value-type="float" office:value="85.3567">
            <text:p>85.3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8.4277">
            <text:p>38.43</text:p>
          </table:table-cell>
          <table:table-cell office:value-type="float" office:value="85.7986">
            <text:p>85.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9.0246">
            <text:p>39.02</text:p>
          </table:table-cell>
          <table:table-cell office:value-type="float" office:value="115.7483">
            <text:p>115.7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8.1761">
            <text:p>38.18</text:p>
          </table:table-cell>
          <table:table-cell office:value-type="float" office:value="119.2591">
            <text:p>119.2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8.5336">
            <text:p>38.53</text:p>
          </table:table-cell>
          <table:table-cell office:value-type="float" office:value="104.2693">
            <text:p>104.2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9.2912">
            <text:p>39.29</text:p>
          </table:table-cell>
          <table:table-cell office:value-type="float" office:value="90.9365">
            <text:p>90.9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9.8997">
            <text:p>59.9</text:p>
          </table:table-cell>
          <table:table-cell office:value-type="float" office:value="127.1209">
            <text:p>127.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6.7791">
            <text:p>56.78</text:p>
          </table:table-cell>
          <table:table-cell office:value-type="float" office:value="98.18">
            <text:p>98.1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2.0917">
            <text:p>52.09</text:p>
          </table:table-cell>
          <table:table-cell office:value-type="float" office:value="87.5798">
            <text:p>87.5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5.2692">
            <text:p>55.27</text:p>
          </table:table-cell>
          <table:table-cell office:value-type="float" office:value="83.2403">
            <text:p>83.2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0.7001">
            <text:p>50.7</text:p>
          </table:table-cell>
          <table:table-cell office:value-type="float" office:value="104.7821">
            <text:p>104.7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1.8499">
            <text:p>81.85</text:p>
          </table:table-cell>
          <table:table-cell office:value-type="float" office:value="119.0819">
            <text:p>119.0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.1777">
            <text:p>56.18</text:p>
          </table:table-cell>
          <table:table-cell office:value-type="float" office:value="117.3802">
            <text:p>117.3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3.9666">
            <text:p>43.97</text:p>
          </table:table-cell>
          <table:table-cell office:value-type="float" office:value="111.0161">
            <text:p>111.0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1.0415">
            <text:p>41.04</text:p>
          </table:table-cell>
          <table:table-cell office:value-type="float" office:value="95.506">
            <text:p>95.5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1.6095">
            <text:p>41.61</text:p>
          </table:table-cell>
          <table:table-cell office:value-type="float" office:value="86.1139">
            <text:p>86.1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9.1804">
            <text:p>79.18</text:p>
          </table:table-cell>
          <table:table-cell office:value-type="float" office:value="106.7344">
            <text:p>106.7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2.5388">
            <text:p>72.54</text:p>
          </table:table-cell>
          <table:table-cell office:value-type="float" office:value="103.9387">
            <text:p>103.9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9.5251">
            <text:p>59.53</text:p>
          </table:table-cell>
          <table:table-cell office:value-type="float" office:value="128.3553">
            <text:p>128.3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7.3287">
            <text:p>57.33</text:p>
          </table:table-cell>
          <table:table-cell office:value-type="float" office:value="116.3184">
            <text:p>116.3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57.6124">
            <text:p>57.61</text:p>
          </table:table-cell>
          <table:table-cell office:value-type="float" office:value="106.409">
            <text:p>106.4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8.0108">
            <text:p>58.01</text:p>
          </table:table-cell>
          <table:table-cell office:value-type="float" office:value="111.8828">
            <text:p>111.8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6.6281">
            <text:p>56.63</text:p>
          </table:table-cell>
          <table:table-cell office:value-type="float" office:value="110.203">
            <text:p>110.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6.4499">
            <text:p>56.45</text:p>
          </table:table-cell>
          <table:table-cell office:value-type="float" office:value="102.5126">
            <text:p>102.5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5.4935">
            <text:p>55.49</text:p>
          </table:table-cell>
          <table:table-cell office:value-type="float" office:value="91.0326">
            <text:p>91.0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61.8851">
            <text:p>61.89</text:p>
          </table:table-cell>
          <table:table-cell office:value-type="float" office:value="83.9572">
            <text:p>83.9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80.8826">
            <text:p>80.88</text:p>
          </table:table-cell>
          <table:table-cell office:value-type="float" office:value="84.508">
            <text:p>84.5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3.1926">
            <text:p>63.19</text:p>
          </table:table-cell>
          <table:table-cell office:value-type="float" office:value="84.0991">
            <text:p>84.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6.9653">
            <text:p>56.97</text:p>
          </table:table-cell>
          <table:table-cell office:value-type="float" office:value="102.6604">
            <text:p>102.6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6.8244">
            <text:p>56.82</text:p>
          </table:table-cell>
          <table:table-cell office:value-type="float" office:value="91.0811">
            <text:p>91.0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6.3808">
            <text:p>56.38</text:p>
          </table:table-cell>
          <table:table-cell office:value-type="float" office:value="86.1995">
            <text:p>86.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4.4129">
            <text:p>64.41</text:p>
          </table:table-cell>
          <table:table-cell office:value-type="float" office:value="21556.8409">
            <text:p>21556.8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.1313">
            <text:p>58.13</text:p>
          </table:table-cell>
          <table:table-cell office:value-type="float" office:value="108.7871">
            <text:p>108.7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56.6782">
            <text:p>56.68</text:p>
          </table:table-cell>
          <table:table-cell office:value-type="float" office:value="89.1587">
            <text:p>89.1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6.2142">
            <text:p>56.21</text:p>
          </table:table-cell>
          <table:table-cell office:value-type="float" office:value="87.2982">
            <text:p>87.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82.3086">
            <text:p>82.31</text:p>
          </table:table-cell>
          <table:table-cell office:value-type="float" office:value="82.6207">
            <text:p>82.6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7.6295">
            <text:p>67.63</text:p>
          </table:table-cell>
          <table:table-cell office:value-type="float" office:value="80.0039">
            <text:p>8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7.7157">
            <text:p>57.72</text:p>
          </table:table-cell>
          <table:table-cell office:value-type="float" office:value="78.4125">
            <text:p>78.4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5.4751">
            <text:p>55.48</text:p>
          </table:table-cell>
          <table:table-cell office:value-type="float" office:value="81.8469">
            <text:p>81.8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6.2896">
            <text:p>56.29</text:p>
          </table:table-cell>
          <table:table-cell office:value-type="float" office:value="79.39">
            <text:p>79.3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5.9446">
            <text:p>55.94</text:p>
          </table:table-cell>
          <table:table-cell office:value-type="float" office:value="78.0407">
            <text:p>78.0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5.8546">
            <text:p>195.85</text:p>
          </table:table-cell>
          <table:table-cell office:value-type="float" office:value="279.0858">
            <text:p>279.0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2.8463">
            <text:p>122.85</text:p>
          </table:table-cell>
          <table:table-cell office:value-type="float" office:value="121.7833">
            <text:p>121.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6.3798">
            <text:p>56.38</text:p>
          </table:table-cell>
          <table:table-cell office:value-type="float" office:value="105.8144">
            <text:p>105.8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91.6924">
            <text:p>91.69</text:p>
          </table:table-cell>
          <table:table-cell office:value-type="float" office:value="98.943">
            <text:p>98.9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86.2157">
            <text:p>86.22</text:p>
          </table:table-cell>
          <table:table-cell office:value-type="float" office:value="98.1006">
            <text:p>98.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88.4081">
            <text:p>88.41</text:p>
          </table:table-cell>
          <table:table-cell office:value-type="float" office:value="109.2601">
            <text:p>109.2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0.4833">
            <text:p>90.48</text:p>
          </table:table-cell>
          <table:table-cell office:value-type="float" office:value="100.4371">
            <text:p>100.4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85.0452">
            <text:p>85.05</text:p>
          </table:table-cell>
          <table:table-cell office:value-type="float" office:value="97.9543">
            <text:p>97.9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9.5579">
            <text:p>79.56</text:p>
          </table:table-cell>
          <table:table-cell office:value-type="float" office:value="97.3687">
            <text:p>97.3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89.644">
            <text:p>89.64</text:p>
          </table:table-cell>
          <table:table-cell office:value-type="float" office:value="100.0462">
            <text:p>100.0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88.9195">
            <text:p>88.92</text:p>
          </table:table-cell>
          <table:table-cell office:value-type="float" office:value="99.0233">
            <text:p>99.0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2.2214">
            <text:p>92.22</text:p>
          </table:table-cell>
          <table:table-cell office:value-type="float" office:value="98.732">
            <text:p>98.7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87.6711">
            <text:p>87.67</text:p>
          </table:table-cell>
          <table:table-cell office:value-type="float" office:value="97.362">
            <text:p>97.3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85.6304">
            <text:p>85.63</text:p>
          </table:table-cell>
          <table:table-cell office:value-type="float" office:value="102.0448">
            <text:p>102.0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9.6654">
            <text:p>79.67</text:p>
          </table:table-cell>
          <table:table-cell office:value-type="float" office:value="99.7771">
            <text:p>99.7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20.5426">
            <text:p>120.54</text:p>
          </table:table-cell>
          <table:table-cell office:value-type="float" office:value="97.6491">
            <text:p>97.6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82.0384">
            <text:p>82.04</text:p>
          </table:table-cell>
          <table:table-cell office:value-type="float" office:value="95.6081">
            <text:p>95.6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3.1936">
            <text:p>73.19</text:p>
          </table:table-cell>
          <table:table-cell office:value-type="float" office:value="100.517">
            <text:p>100.5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1.9532">
            <text:p>71.95</text:p>
          </table:table-cell>
          <table:table-cell office:value-type="float" office:value="98.1766">
            <text:p>98.1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2.1526">
            <text:p>72.15</text:p>
          </table:table-cell>
          <table:table-cell office:value-type="float" office:value="100.0466">
            <text:p>100.0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7.9639">
            <text:p>157.96</text:p>
          </table:table-cell>
          <table:table-cell office:value-type="float" office:value="97.1104">
            <text:p>97.1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4.4625">
            <text:p>94.46</text:p>
          </table:table-cell>
          <table:table-cell office:value-type="float" office:value="101.0481">
            <text:p>101.0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05.5062">
            <text:p>205.51</text:p>
          </table:table-cell>
          <table:table-cell office:value-type="float" office:value="99.7085">
            <text:p>99.7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01.7761">
            <text:p>101.78</text:p>
          </table:table-cell>
          <table:table-cell office:value-type="float" office:value="100.1683">
            <text:p>100.1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9.5624">
            <text:p>79.56</text:p>
          </table:table-cell>
          <table:table-cell office:value-type="float" office:value="97.2155">
            <text:p>97.2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85.1525">
            <text:p>85.15</text:p>
          </table:table-cell>
          <table:table-cell office:value-type="float" office:value="101.6419">
            <text:p>101.6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87.528">
            <text:p>87.53</text:p>
          </table:table-cell>
          <table:table-cell office:value-type="float" office:value="98.6397">
            <text:p>98.6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87.7626">
            <text:p>87.76</text:p>
          </table:table-cell>
          <table:table-cell office:value-type="float" office:value="101.8665">
            <text:p>101.8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98.3548">
            <text:p>98.35</text:p>
          </table:table-cell>
          <table:table-cell office:value-type="float" office:value="97.1333">
            <text:p>97.1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88.553">
            <text:p>88.55</text:p>
          </table:table-cell>
          <table:table-cell office:value-type="float" office:value="101.7902">
            <text:p>101.7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12.1279">
            <text:p>112.13</text:p>
          </table:table-cell>
          <table:table-cell office:value-type="float" office:value="115.2704">
            <text:p>115.2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16.8336">
            <text:p>116.83</text:p>
          </table:table-cell>
          <table:table-cell office:value-type="float" office:value="171.378">
            <text:p>171.3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7.378">
            <text:p>97.38</text:p>
          </table:table-cell>
          <table:table-cell office:value-type="float" office:value="31296.1085">
            <text:p>31296.1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9.1205">
            <text:p>79.12</text:p>
          </table:table-cell>
          <table:table-cell office:value-type="float" office:value="165.3125">
            <text:p>165.3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2.7825">
            <text:p>72.78</text:p>
          </table:table-cell>
          <table:table-cell office:value-type="float" office:value="123.6388">
            <text:p>123.6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6.5109">
            <text:p>66.51</text:p>
          </table:table-cell>
          <table:table-cell office:value-type="float" office:value="121.3917">
            <text:p>121.3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7.85">
            <text:p>87.85</text:p>
          </table:table-cell>
          <table:table-cell office:value-type="float" office:value="107.6265">
            <text:p>107.6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65.2508">
            <text:p>65.25</text:p>
          </table:table-cell>
          <table:table-cell office:value-type="float" office:value="100.9652">
            <text:p>100.9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02.6774">
            <text:p>102.68</text:p>
          </table:table-cell>
          <table:table-cell office:value-type="float" office:value="140.608">
            <text:p>140.6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6.1132">
            <text:p>76.11</text:p>
          </table:table-cell>
          <table:table-cell office:value-type="float" office:value="129.9517">
            <text:p>129.9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64.1679">
            <text:p>64.17</text:p>
          </table:table-cell>
          <table:table-cell office:value-type="float" office:value="118.8347">
            <text:p>118.8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3.467">
            <text:p>63.47</text:p>
          </table:table-cell>
          <table:table-cell office:value-type="float" office:value="138.2915">
            <text:p>138.2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6.6517">
            <text:p>76.65</text:p>
          </table:table-cell>
          <table:table-cell office:value-type="float" office:value="190.2976">
            <text:p>190.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2.5009">
            <text:p>32.5</text:p>
          </table:table-cell>
          <table:table-cell office:value-type="float" office:value="127.4966">
            <text:p>127.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10.6069">
            <text:p>110.61</text:p>
          </table:table-cell>
          <table:table-cell office:value-type="float" office:value="119.4892">
            <text:p>119.4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85.2273">
            <text:p>85.23</text:p>
          </table:table-cell>
          <table:table-cell office:value-type="float" office:value="119.8426">
            <text:p>119.8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3.4531">
            <text:p>63.45</text:p>
          </table:table-cell>
          <table:table-cell office:value-type="float" office:value="109.3625">
            <text:p>109.3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57.3425">
            <text:p>57.34</text:p>
          </table:table-cell>
          <table:table-cell office:value-type="float" office:value="139.9107">
            <text:p>139.9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5.0253">
            <text:p>55.03</text:p>
          </table:table-cell>
          <table:table-cell office:value-type="float" office:value="108.8392">
            <text:p>108.8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57.0081">
            <text:p>57.01</text:p>
          </table:table-cell>
          <table:table-cell office:value-type="float" office:value="102.1522">
            <text:p>102.1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4.3335">
            <text:p>74.33</text:p>
          </table:table-cell>
          <table:table-cell office:value-type="float" office:value="118.2486">
            <text:p>118.2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2.5595">
            <text:p>72.56</text:p>
          </table:table-cell>
          <table:table-cell office:value-type="float" office:value="118.4548">
            <text:p>118.4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3.3428">
            <text:p>73.34</text:p>
          </table:table-cell>
          <table:table-cell office:value-type="float" office:value="134.7344">
            <text:p>134.7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4.4204">
            <text:p>74.42</text:p>
          </table:table-cell>
          <table:table-cell office:value-type="float" office:value="133.6443">
            <text:p>133.6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1.5791">
            <text:p>71.58</text:p>
          </table:table-cell>
          <table:table-cell office:value-type="float" office:value="129.2632">
            <text:p>129.2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3.9166">
            <text:p>73.92</text:p>
          </table:table-cell>
          <table:table-cell office:value-type="float" office:value="125.6917">
            <text:p>125.6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0.0272">
            <text:p>70.03</text:p>
          </table:table-cell>
          <table:table-cell office:value-type="float" office:value="116.1728">
            <text:p>116.1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66.9321">
            <text:p>66.93</text:p>
          </table:table-cell>
          <table:table-cell office:value-type="float" office:value="133.5367">
            <text:p>133.5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8.331">
            <text:p>78.33</text:p>
          </table:table-cell>
          <table:table-cell office:value-type="float" office:value="135.0009">
            <text:p>13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8.5739">
            <text:p>78.57</text:p>
          </table:table-cell>
          <table:table-cell office:value-type="float" office:value="133.7298">
            <text:p>133.7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83.678">
            <text:p>83.68</text:p>
          </table:table-cell>
          <table:table-cell office:value-type="float" office:value="124.6124">
            <text:p>124.6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4.171">
            <text:p>74.17</text:p>
          </table:table-cell>
          <table:table-cell office:value-type="float" office:value="119.1132">
            <text:p>119.1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62.4267">
            <text:p>62.43</text:p>
          </table:table-cell>
          <table:table-cell office:value-type="float" office:value="134.9694">
            <text:p>134.9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7.278">
            <text:p>57.28</text:p>
          </table:table-cell>
          <table:table-cell office:value-type="float" office:value="111.3408">
            <text:p>111.3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57.0649">
            <text:p>57.06</text:p>
          </table:table-cell>
          <table:table-cell office:value-type="float" office:value="99.0598">
            <text:p>99.0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56.0618">
            <text:p>56.06</text:p>
          </table:table-cell>
          <table:table-cell office:value-type="float" office:value="111.9808">
            <text:p>111.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56.2679">
            <text:p>56.27</text:p>
          </table:table-cell>
          <table:table-cell office:value-type="float" office:value="116.5756">
            <text:p>116.5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54.24">
            <text:p>54.24</text:p>
          </table:table-cell>
          <table:table-cell office:value-type="float" office:value="126.372">
            <text:p>126.3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54.6041">
            <text:p>54.6</text:p>
          </table:table-cell>
          <table:table-cell office:value-type="float" office:value="136.7739">
            <text:p>136.7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9.5979">
            <text:p>79.6</text:p>
          </table:table-cell>
          <table:table-cell office:value-type="float" office:value="124.1515">
            <text:p>124.1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1.469">
            <text:p>71.47</text:p>
          </table:table-cell>
          <table:table-cell office:value-type="float" office:value="134.2555">
            <text:p>134.2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8.4293">
            <text:p>58.43</text:p>
          </table:table-cell>
          <table:table-cell office:value-type="float" office:value="125.0678">
            <text:p>125.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3">09/13/2010</text:date>, <text:time>16:0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13T16:07:25</dc:date>
    <dc:creator>Brent Nix</dc:creator>
    <meta:generator>OpenOffice.org/3.2$Linux OpenOffice.org_project/320m12$Build-9483</meta:generator>
    <meta:printed-by>Brent Nix</meta:printed-by>
    <meta:print-date>2010-09-13T16:06:20</meta:print-date>
    <meta:editing-duration>PT00H42M47S</meta:editing-duration>
    <meta:editing-cycles>1</meta:editing-cycles>
    <meta:document-statistic meta:table-count="2" meta:cell-count="6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97cm" svg:height="20.829cm" xlink:href=".." chart:class="chart:line" chart:style-name="ch1">
        <chart:title svg:x="7.985cm" svg:y="0.417cm" chart:style-name="ch2">
          <text:p>Assignment 2</text:p>
        </chart:title>
        <chart:subtitle svg:x="8.27cm" svg:y="1.353cm" chart:style-name="ch3">
          <text:p>Experiment 3</text:p>
        </chart:subtitle>
        <chart:legend chart:legend-position="end" svg:x="3.013cm" svg:y="9.613cm" chart:style-name="ch4"/>
        <chart:plot-area chart:style-name="ch5" table:cell-range-address="Sheet1.A1:Sheet1.C201" chart:data-source-has-labels="both" svg:x="0.546cm" svg:y="2.208cm" svg:width="15.291cm" svg:height="17.571cm">
          <chart:axis chart:dimension="x" chart:name="primary-x" chart:style-name="ch6">
            <chart:title svg:x="8.278cm" svg:y="19.632cm" chart:style-name="ch7">
              <text:p>"n"</text:p>
            </chart:title>
            <chart:categories table:cell-range-address="Sheet1.A2:Sheet1.A201"/>
          </chart:axis>
          <chart:axis chart:dimension="y" chart:name="primary-y" chart:style-name="ch6">
            <chart:title svg:x="0.372cm" svg:y="11.489cm" chart:style-name="ch8">
              <text:p>"time in ns"</text:p>
            </chart:title>
            <chart:grid chart:style-name="ch9" chart:class="major"/>
          </chart:axis>
          <chart:series chart:style-name="ch10" chart:values-cell-range-address="Sheet1.B2:Sheet1.B201" chart:label-cell-address="Sheet1.B1:Sheet1.B1" chart:class="chart:line">
            <chart:data-point chart:repeated="200"/>
          </chart:series>
          <chart:series chart:style-name="ch11" chart:values-cell-range-address="Sheet1.C2:Sheet1.C201" chart:label-cell-address="Sheet1.C1:Sheet1.C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Linked Sequence</text:p>
              </table:table-cell>
              <table:table-cell office:value-type="string">
                <text:p text:id="Sheet1.C1:Sheet1.C1">ArraySequence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01">1</text:p>
              </table:table-cell>
              <table:table-cell office:value-type="float" office:value="995.2215">
                <text:p text:id="Sheet1.B2:Sheet1.B201">995.2215</text:p>
              </table:table-cell>
              <table:table-cell office:value-type="float" office:value="926.9963">
                <text:p text:id="Sheet1.C2:Sheet1.C201">926.99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.2175">
                <text:p>122.2175</text:p>
              </table:table-cell>
              <table:table-cell office:value-type="float" office:value="109.3918">
                <text:p>109.3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.7823">
                <text:p>124.7823</text:p>
              </table:table-cell>
              <table:table-cell office:value-type="float" office:value="107.4737">
                <text:p>107.4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.3185">
                <text:p>115.3185</text:p>
              </table:table-cell>
              <table:table-cell office:value-type="float" office:value="106.6568">
                <text:p>106.6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.5268">
                <text:p>119.5268</text:p>
              </table:table-cell>
              <table:table-cell office:value-type="float" office:value="105.677">
                <text:p>105.6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.2917">
                <text:p>114.2917</text:p>
              </table:table-cell>
              <table:table-cell office:value-type="float" office:value="107.7901">
                <text:p>107.7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.4657">
                <text:p>119.4657</text:p>
              </table:table-cell>
              <table:table-cell office:value-type="float" office:value="107.9766">
                <text:p>107.9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0054">
                <text:p>117.0054</text:p>
              </table:table-cell>
              <table:table-cell office:value-type="float" office:value="107.1847">
                <text:p>107.1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759">
                <text:p>113.759</text:p>
              </table:table-cell>
              <table:table-cell office:value-type="float" office:value="105.5869">
                <text:p>105.5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.1555">
                <text:p>114.1555</text:p>
              </table:table-cell>
              <table:table-cell office:value-type="float" office:value="106.6557">
                <text:p>106.6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.5835">
                <text:p>114.5835</text:p>
              </table:table-cell>
              <table:table-cell office:value-type="float" office:value="1275.5878">
                <text:p>1275.5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413">
                <text:p>113.413</text:p>
              </table:table-cell>
              <table:table-cell office:value-type="float" office:value="49.4681">
                <text:p>49.4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.0645">
                <text:p>112.0645</text:p>
              </table:table-cell>
              <table:table-cell office:value-type="float" office:value="39.0528">
                <text:p>39.0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8.7727">
                <text:p>118.7727</text:p>
              </table:table-cell>
              <table:table-cell office:value-type="float" office:value="38.422">
                <text:p>38.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3582">
                <text:p>116.3582</text:p>
              </table:table-cell>
              <table:table-cell office:value-type="float" office:value="38.5459">
                <text:p>38.54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4.9155">
                <text:p>114.9155</text:p>
              </table:table-cell>
              <table:table-cell office:value-type="float" office:value="38.4702">
                <text:p>38.4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.3942">
                <text:p>114.3942</text:p>
              </table:table-cell>
              <table:table-cell office:value-type="float" office:value="37.4115">
                <text:p>37.4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7464">
                <text:p>112.7464</text:p>
              </table:table-cell>
              <table:table-cell office:value-type="float" office:value="37.9083">
                <text:p>37.90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7527">
                <text:p>114.7527</text:p>
              </table:table-cell>
              <table:table-cell office:value-type="float" office:value="37.907">
                <text:p>37.9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.2827">
                <text:p>114.2827</text:p>
              </table:table-cell>
              <table:table-cell office:value-type="float" office:value="37.743">
                <text:p>37.7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.3251">
                <text:p>112.3251</text:p>
              </table:table-cell>
              <table:table-cell office:value-type="float" office:value="251.6403">
                <text:p>251.64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.0529">
                <text:p>113.0529</text:p>
              </table:table-cell>
              <table:table-cell office:value-type="float" office:value="67.3947">
                <text:p>67.3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4.0173">
                <text:p>114.0173</text:p>
              </table:table-cell>
              <table:table-cell office:value-type="float" office:value="52.6777">
                <text:p>52.6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.2498">
                <text:p>104.2498</text:p>
              </table:table-cell>
              <table:table-cell office:value-type="float" office:value="49.1584">
                <text:p>49.1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.542">
                <text:p>45.542</text:p>
              </table:table-cell>
              <table:table-cell office:value-type="float" office:value="48.0879">
                <text:p>48.08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.4442">
                <text:p>53.4442</text:p>
              </table:table-cell>
              <table:table-cell office:value-type="float" office:value="49.776">
                <text:p>49.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.0818">
                <text:p>45.0818</text:p>
              </table:table-cell>
              <table:table-cell office:value-type="float" office:value="4199.6618">
                <text:p>4199.66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3899">
                <text:p>57.3899</text:p>
              </table:table-cell>
              <table:table-cell office:value-type="float" office:value="85.0088">
                <text:p>85.00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.4591">
                <text:p>49.4591</text:p>
              </table:table-cell>
              <table:table-cell office:value-type="float" office:value="67.1811">
                <text:p>67.18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8013">
                <text:p>55.8013</text:p>
              </table:table-cell>
              <table:table-cell office:value-type="float" office:value="56.007">
                <text:p>56.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.0124">
                <text:p>100.0124</text:p>
              </table:table-cell>
              <table:table-cell office:value-type="float" office:value="52.0988">
                <text:p>52.09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.6856">
                <text:p>87.6856</text:p>
              </table:table-cell>
              <table:table-cell office:value-type="float" office:value="53.6198">
                <text:p>53.61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.1898">
                <text:p>53.1898</text:p>
              </table:table-cell>
              <table:table-cell office:value-type="float" office:value="49.8439">
                <text:p>49.84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566">
                <text:p>48.566</text:p>
              </table:table-cell>
              <table:table-cell office:value-type="float" office:value="50.1743">
                <text:p>50.17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.9688">
                <text:p>60.9688</text:p>
              </table:table-cell>
              <table:table-cell office:value-type="float" office:value="47.6584">
                <text:p>47.6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6091">
                <text:p>44.6091</text:p>
              </table:table-cell>
              <table:table-cell office:value-type="float" office:value="48.4111">
                <text:p>48.4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.903">
                <text:p>40.903</text:p>
              </table:table-cell>
              <table:table-cell office:value-type="float" office:value="46.9359">
                <text:p>46.93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.9949">
                <text:p>38.9949</text:p>
              </table:table-cell>
              <table:table-cell office:value-type="float" office:value="48.036">
                <text:p>48.0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.3909">
                <text:p>39.3909</text:p>
              </table:table-cell>
              <table:table-cell office:value-type="float" office:value="46.8854">
                <text:p>46.88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8955">
                <text:p>38.8955</text:p>
              </table:table-cell>
              <table:table-cell office:value-type="float" office:value="48.2027">
                <text:p>48.2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0884">
                <text:p>41.0884</text:p>
              </table:table-cell>
              <table:table-cell office:value-type="float" office:value="311.934">
                <text:p>311.9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.7615">
                <text:p>38.7615</text:p>
              </table:table-cell>
              <table:table-cell office:value-type="float" office:value="108.5417">
                <text:p>108.54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.3837">
                <text:p>37.3837</text:p>
              </table:table-cell>
              <table:table-cell office:value-type="float" office:value="93.7568">
                <text:p>93.75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.3109">
                <text:p>37.3109</text:p>
              </table:table-cell>
              <table:table-cell office:value-type="float" office:value="73.0213">
                <text:p>73.02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.6994">
                <text:p>37.6994</text:p>
              </table:table-cell>
              <table:table-cell office:value-type="float" office:value="69.3597">
                <text:p>69.35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8026">
                <text:p>37.8026</text:p>
              </table:table-cell>
              <table:table-cell office:value-type="float" office:value="69.7216">
                <text:p>69.72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.6549">
                <text:p>62.6549</text:p>
              </table:table-cell>
              <table:table-cell office:value-type="float" office:value="67.2036">
                <text:p>67.20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2099">
                <text:p>47.2099</text:p>
              </table:table-cell>
              <table:table-cell office:value-type="float" office:value="64.69">
                <text:p>64.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8696">
                <text:p>38.8696</text:p>
              </table:table-cell>
              <table:table-cell office:value-type="float" office:value="65.2654">
                <text:p>65.26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8811">
                <text:p>38.8811</text:p>
              </table:table-cell>
              <table:table-cell office:value-type="float" office:value="67.3818">
                <text:p>67.38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.469">
                <text:p>38.469</text:p>
              </table:table-cell>
              <table:table-cell office:value-type="float" office:value="66.1626">
                <text:p>66.16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3135">
                <text:p>38.3135</text:p>
              </table:table-cell>
              <table:table-cell office:value-type="float" office:value="65.9742">
                <text:p>65.97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.8857">
                <text:p>37.8857</text:p>
              </table:table-cell>
              <table:table-cell office:value-type="float" office:value="65.9861">
                <text:p>65.9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.8537">
                <text:p>37.8537</text:p>
              </table:table-cell>
              <table:table-cell office:value-type="float" office:value="69.5553">
                <text:p>69.55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.6541">
                <text:p>37.6541</text:p>
              </table:table-cell>
              <table:table-cell office:value-type="float" office:value="67.3211">
                <text:p>67.3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.9916">
                <text:p>37.9916</text:p>
              </table:table-cell>
              <table:table-cell office:value-type="float" office:value="66.1454">
                <text:p>66.14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.6938">
                <text:p>37.6938</text:p>
              </table:table-cell>
              <table:table-cell office:value-type="float" office:value="12225.165">
                <text:p>12225.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.7963">
                <text:p>37.7963</text:p>
              </table:table-cell>
              <table:table-cell office:value-type="float" office:value="124.0393">
                <text:p>124.03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4859">
                <text:p>50.4859</text:p>
              </table:table-cell>
              <table:table-cell office:value-type="float" office:value="106.7439">
                <text:p>106.74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.784">
                <text:p>55.784</text:p>
              </table:table-cell>
              <table:table-cell office:value-type="float" office:value="121.9571">
                <text:p>121.9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.2382">
                <text:p>42.2382</text:p>
              </table:table-cell>
              <table:table-cell office:value-type="float" office:value="105.9864">
                <text:p>105.98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.4521">
                <text:p>39.4521</text:p>
              </table:table-cell>
              <table:table-cell office:value-type="float" office:value="95.2421">
                <text:p>95.24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7204">
                <text:p>37.7204</text:p>
              </table:table-cell>
              <table:table-cell office:value-type="float" office:value="90.4161">
                <text:p>90.41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.1889">
                <text:p>36.1889</text:p>
              </table:table-cell>
              <table:table-cell office:value-type="float" office:value="96.3182">
                <text:p>96.3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6917">
                <text:p>91.6917</text:p>
              </table:table-cell>
              <table:table-cell office:value-type="float" office:value="93.8649">
                <text:p>93.86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.1513">
                <text:p>49.1513</text:p>
              </table:table-cell>
              <table:table-cell office:value-type="float" office:value="90.6441">
                <text:p>90.6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.6767">
                <text:p>42.6767</text:p>
              </table:table-cell>
              <table:table-cell office:value-type="float" office:value="96.9452">
                <text:p>96.94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.4998">
                <text:p>40.4998</text:p>
              </table:table-cell>
              <table:table-cell office:value-type="float" office:value="103.642">
                <text:p>103.6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.1616">
                <text:p>40.1616</text:p>
              </table:table-cell>
              <table:table-cell office:value-type="float" office:value="100.2344">
                <text:p>100.23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.8486">
                <text:p>39.8486</text:p>
              </table:table-cell>
              <table:table-cell office:value-type="float" office:value="99.1416">
                <text:p>99.1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.7485">
                <text:p>44.7485</text:p>
              </table:table-cell>
              <table:table-cell office:value-type="float" office:value="96.405">
                <text:p>96.4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311">
                <text:p>57.311</text:p>
              </table:table-cell>
              <table:table-cell office:value-type="float" office:value="107.3276">
                <text:p>107.32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.8528">
                <text:p>62.8528</text:p>
              </table:table-cell>
              <table:table-cell office:value-type="float" office:value="106.7349">
                <text:p>106.73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.7687">
                <text:p>45.7687</text:p>
              </table:table-cell>
              <table:table-cell office:value-type="float" office:value="96.7707">
                <text:p>96.77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.522">
                <text:p>41.522</text:p>
              </table:table-cell>
              <table:table-cell office:value-type="float" office:value="131.2099">
                <text:p>131.20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4488">
                <text:p>42.4488</text:p>
              </table:table-cell>
              <table:table-cell office:value-type="float" office:value="143.8608">
                <text:p>143.86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9559">
                <text:p>39.9559</text:p>
              </table:table-cell>
              <table:table-cell office:value-type="float" office:value="94.0458">
                <text:p>94.0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.7359">
                <text:p>39.7359</text:p>
              </table:table-cell>
              <table:table-cell office:value-type="float" office:value="90.8951">
                <text:p>90.89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.4172">
                <text:p>38.4172</text:p>
              </table:table-cell>
              <table:table-cell office:value-type="float" office:value="330.92">
                <text:p>330.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6886">
                <text:p>39.6886</text:p>
              </table:table-cell>
              <table:table-cell office:value-type="float" office:value="122.2025">
                <text:p>122.20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.9173">
                <text:p>39.9173</text:p>
              </table:table-cell>
              <table:table-cell office:value-type="float" office:value="656.3669">
                <text:p>656.36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.9453">
                <text:p>38.9453</text:p>
              </table:table-cell>
              <table:table-cell office:value-type="float" office:value="123.6647">
                <text:p>123.66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6.7403">
                <text:p>66.7403</text:p>
              </table:table-cell>
              <table:table-cell office:value-type="float" office:value="94.8152">
                <text:p>94.81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.2726">
                <text:p>54.2726</text:p>
              </table:table-cell>
              <table:table-cell office:value-type="float" office:value="117.3474">
                <text:p>117.34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.2083">
                <text:p>43.2083</text:p>
              </table:table-cell>
              <table:table-cell office:value-type="float" office:value="127.3259">
                <text:p>127.32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.6316">
                <text:p>39.6316</text:p>
              </table:table-cell>
              <table:table-cell office:value-type="float" office:value="107.775">
                <text:p>107.7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1308">
                <text:p>40.1308</text:p>
              </table:table-cell>
              <table:table-cell office:value-type="float" office:value="94.4339">
                <text:p>94.4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1031">
                <text:p>39.1031</text:p>
              </table:table-cell>
              <table:table-cell office:value-type="float" office:value="85.3567">
                <text:p>85.35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.4277">
                <text:p>38.4277</text:p>
              </table:table-cell>
              <table:table-cell office:value-type="float" office:value="85.7986">
                <text:p>85.79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.0246">
                <text:p>39.0246</text:p>
              </table:table-cell>
              <table:table-cell office:value-type="float" office:value="115.7483">
                <text:p>115.74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1761">
                <text:p>38.1761</text:p>
              </table:table-cell>
              <table:table-cell office:value-type="float" office:value="119.2591">
                <text:p>119.25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5336">
                <text:p>38.5336</text:p>
              </table:table-cell>
              <table:table-cell office:value-type="float" office:value="104.2693">
                <text:p>104.26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.2912">
                <text:p>39.2912</text:p>
              </table:table-cell>
              <table:table-cell office:value-type="float" office:value="90.9365">
                <text:p>90.93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.8997">
                <text:p>59.8997</text:p>
              </table:table-cell>
              <table:table-cell office:value-type="float" office:value="127.1209">
                <text:p>127.12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.7791">
                <text:p>56.7791</text:p>
              </table:table-cell>
              <table:table-cell office:value-type="float" office:value="98.18">
                <text:p>98.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.0917">
                <text:p>52.0917</text:p>
              </table:table-cell>
              <table:table-cell office:value-type="float" office:value="87.5798">
                <text:p>87.57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.2692">
                <text:p>55.2692</text:p>
              </table:table-cell>
              <table:table-cell office:value-type="float" office:value="83.2403">
                <text:p>83.2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.7001">
                <text:p>50.7001</text:p>
              </table:table-cell>
              <table:table-cell office:value-type="float" office:value="104.7821">
                <text:p>104.78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.8499">
                <text:p>81.8499</text:p>
              </table:table-cell>
              <table:table-cell office:value-type="float" office:value="119.0819">
                <text:p>119.08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.1777">
                <text:p>56.1777</text:p>
              </table:table-cell>
              <table:table-cell office:value-type="float" office:value="117.3802">
                <text:p>117.38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.9666">
                <text:p>43.9666</text:p>
              </table:table-cell>
              <table:table-cell office:value-type="float" office:value="111.0161">
                <text:p>111.0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.0415">
                <text:p>41.0415</text:p>
              </table:table-cell>
              <table:table-cell office:value-type="float" office:value="95.506">
                <text:p>95.5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.6095">
                <text:p>41.6095</text:p>
              </table:table-cell>
              <table:table-cell office:value-type="float" office:value="86.1139">
                <text:p>86.1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9.1804">
                <text:p>79.1804</text:p>
              </table:table-cell>
              <table:table-cell office:value-type="float" office:value="106.7344">
                <text:p>106.73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5388">
                <text:p>72.5388</text:p>
              </table:table-cell>
              <table:table-cell office:value-type="float" office:value="103.9387">
                <text:p>103.93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.5251">
                <text:p>59.5251</text:p>
              </table:table-cell>
              <table:table-cell office:value-type="float" office:value="128.3553">
                <text:p>128.35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.3287">
                <text:p>57.3287</text:p>
              </table:table-cell>
              <table:table-cell office:value-type="float" office:value="116.3184">
                <text:p>116.31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.6124">
                <text:p>57.6124</text:p>
              </table:table-cell>
              <table:table-cell office:value-type="float" office:value="106.409">
                <text:p>106.4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.0108">
                <text:p>58.0108</text:p>
              </table:table-cell>
              <table:table-cell office:value-type="float" office:value="111.8828">
                <text:p>111.88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.6281">
                <text:p>56.6281</text:p>
              </table:table-cell>
              <table:table-cell office:value-type="float" office:value="110.203">
                <text:p>110.2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.4499">
                <text:p>56.4499</text:p>
              </table:table-cell>
              <table:table-cell office:value-type="float" office:value="102.5126">
                <text:p>102.5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.4935">
                <text:p>55.4935</text:p>
              </table:table-cell>
              <table:table-cell office:value-type="float" office:value="91.0326">
                <text:p>91.03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.8851">
                <text:p>61.8851</text:p>
              </table:table-cell>
              <table:table-cell office:value-type="float" office:value="83.9572">
                <text:p>83.95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.8826">
                <text:p>80.8826</text:p>
              </table:table-cell>
              <table:table-cell office:value-type="float" office:value="84.508">
                <text:p>84.5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.1926">
                <text:p>63.1926</text:p>
              </table:table-cell>
              <table:table-cell office:value-type="float" office:value="84.0991">
                <text:p>84.0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.9653">
                <text:p>56.9653</text:p>
              </table:table-cell>
              <table:table-cell office:value-type="float" office:value="102.6604">
                <text:p>102.66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.8244">
                <text:p>56.8244</text:p>
              </table:table-cell>
              <table:table-cell office:value-type="float" office:value="91.0811">
                <text:p>91.08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.3808">
                <text:p>56.3808</text:p>
              </table:table-cell>
              <table:table-cell office:value-type="float" office:value="86.1995">
                <text:p>86.19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.4129">
                <text:p>64.4129</text:p>
              </table:table-cell>
              <table:table-cell office:value-type="float" office:value="21556.8409">
                <text:p>21556.84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.1313">
                <text:p>58.1313</text:p>
              </table:table-cell>
              <table:table-cell office:value-type="float" office:value="108.7871">
                <text:p>108.78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.6782">
                <text:p>56.6782</text:p>
              </table:table-cell>
              <table:table-cell office:value-type="float" office:value="89.1587">
                <text:p>89.15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.2142">
                <text:p>56.2142</text:p>
              </table:table-cell>
              <table:table-cell office:value-type="float" office:value="87.2982">
                <text:p>87.29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.3086">
                <text:p>82.3086</text:p>
              </table:table-cell>
              <table:table-cell office:value-type="float" office:value="82.6207">
                <text:p>82.62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.6295">
                <text:p>67.6295</text:p>
              </table:table-cell>
              <table:table-cell office:value-type="float" office:value="80.0039">
                <text:p>80.00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.7157">
                <text:p>57.7157</text:p>
              </table:table-cell>
              <table:table-cell office:value-type="float" office:value="78.4125">
                <text:p>78.4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.4751">
                <text:p>55.4751</text:p>
              </table:table-cell>
              <table:table-cell office:value-type="float" office:value="81.8469">
                <text:p>81.84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.2896">
                <text:p>56.2896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9446">
                <text:p>55.9446</text:p>
              </table:table-cell>
              <table:table-cell office:value-type="float" office:value="78.0407">
                <text:p>78.04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5.8546">
                <text:p>195.8546</text:p>
              </table:table-cell>
              <table:table-cell office:value-type="float" office:value="279.0858">
                <text:p>279.08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2.8463">
                <text:p>122.8463</text:p>
              </table:table-cell>
              <table:table-cell office:value-type="float" office:value="121.7833">
                <text:p>121.78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.3798">
                <text:p>56.3798</text:p>
              </table:table-cell>
              <table:table-cell office:value-type="float" office:value="105.8144">
                <text:p>105.81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.6924">
                <text:p>91.6924</text:p>
              </table:table-cell>
              <table:table-cell office:value-type="float" office:value="98.943">
                <text:p>98.9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.2157">
                <text:p>86.2157</text:p>
              </table:table-cell>
              <table:table-cell office:value-type="float" office:value="98.1006">
                <text:p>98.10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8.4081">
                <text:p>88.4081</text:p>
              </table:table-cell>
              <table:table-cell office:value-type="float" office:value="109.2601">
                <text:p>109.26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.4833">
                <text:p>90.4833</text:p>
              </table:table-cell>
              <table:table-cell office:value-type="float" office:value="100.4371">
                <text:p>100.43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.0452">
                <text:p>85.0452</text:p>
              </table:table-cell>
              <table:table-cell office:value-type="float" office:value="97.9543">
                <text:p>97.95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9.5579">
                <text:p>79.5579</text:p>
              </table:table-cell>
              <table:table-cell office:value-type="float" office:value="97.3687">
                <text:p>97.36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9.644">
                <text:p>89.644</text:p>
              </table:table-cell>
              <table:table-cell office:value-type="float" office:value="100.0462">
                <text:p>100.04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8.9195">
                <text:p>88.9195</text:p>
              </table:table-cell>
              <table:table-cell office:value-type="float" office:value="99.0233">
                <text:p>99.02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2.2214">
                <text:p>92.2214</text:p>
              </table:table-cell>
              <table:table-cell office:value-type="float" office:value="98.732">
                <text:p>98.7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7.6711">
                <text:p>87.6711</text:p>
              </table:table-cell>
              <table:table-cell office:value-type="float" office:value="97.362">
                <text:p>97.3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5.6304">
                <text:p>85.6304</text:p>
              </table:table-cell>
              <table:table-cell office:value-type="float" office:value="102.0448">
                <text:p>102.04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6654">
                <text:p>79.6654</text:p>
              </table:table-cell>
              <table:table-cell office:value-type="float" office:value="99.7771">
                <text:p>99.77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0.5426">
                <text:p>120.5426</text:p>
              </table:table-cell>
              <table:table-cell office:value-type="float" office:value="97.6491">
                <text:p>97.64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2.0384">
                <text:p>82.0384</text:p>
              </table:table-cell>
              <table:table-cell office:value-type="float" office:value="95.6081">
                <text:p>95.60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.1936">
                <text:p>73.1936</text:p>
              </table:table-cell>
              <table:table-cell office:value-type="float" office:value="100.517">
                <text:p>100.5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.9532">
                <text:p>71.9532</text:p>
              </table:table-cell>
              <table:table-cell office:value-type="float" office:value="98.1766">
                <text:p>98.17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.1526">
                <text:p>72.1526</text:p>
              </table:table-cell>
              <table:table-cell office:value-type="float" office:value="100.0466">
                <text:p>100.04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.9639">
                <text:p>157.9639</text:p>
              </table:table-cell>
              <table:table-cell office:value-type="float" office:value="97.1104">
                <text:p>97.11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4.4625">
                <text:p>94.4625</text:p>
              </table:table-cell>
              <table:table-cell office:value-type="float" office:value="101.0481">
                <text:p>101.04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5.5062">
                <text:p>205.5062</text:p>
              </table:table-cell>
              <table:table-cell office:value-type="float" office:value="99.7085">
                <text:p>99.70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1.7761">
                <text:p>101.7761</text:p>
              </table:table-cell>
              <table:table-cell office:value-type="float" office:value="100.1683">
                <text:p>100.16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9.5624">
                <text:p>79.5624</text:p>
              </table:table-cell>
              <table:table-cell office:value-type="float" office:value="97.2155">
                <text:p>97.21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.1525">
                <text:p>85.1525</text:p>
              </table:table-cell>
              <table:table-cell office:value-type="float" office:value="101.6419">
                <text:p>101.64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.528">
                <text:p>87.528</text:p>
              </table:table-cell>
              <table:table-cell office:value-type="float" office:value="98.6397">
                <text:p>98.63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7.7626">
                <text:p>87.7626</text:p>
              </table:table-cell>
              <table:table-cell office:value-type="float" office:value="101.8665">
                <text:p>101.86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.3548">
                <text:p>98.3548</text:p>
              </table:table-cell>
              <table:table-cell office:value-type="float" office:value="97.1333">
                <text:p>97.1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8.553">
                <text:p>88.553</text:p>
              </table:table-cell>
              <table:table-cell office:value-type="float" office:value="101.7902">
                <text:p>101.79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.1279">
                <text:p>112.1279</text:p>
              </table:table-cell>
              <table:table-cell office:value-type="float" office:value="115.2704">
                <text:p>115.27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6.8336">
                <text:p>116.8336</text:p>
              </table:table-cell>
              <table:table-cell office:value-type="float" office:value="171.378">
                <text:p>171.3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7.378">
                <text:p>97.378</text:p>
              </table:table-cell>
              <table:table-cell office:value-type="float" office:value="31296.1085">
                <text:p>31296.10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9.1205">
                <text:p>79.1205</text:p>
              </table:table-cell>
              <table:table-cell office:value-type="float" office:value="165.3125">
                <text:p>165.3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2.7825">
                <text:p>72.7825</text:p>
              </table:table-cell>
              <table:table-cell office:value-type="float" office:value="123.6388">
                <text:p>123.63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.5109">
                <text:p>66.5109</text:p>
              </table:table-cell>
              <table:table-cell office:value-type="float" office:value="121.3917">
                <text:p>121.39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.85">
                <text:p>87.85</text:p>
              </table:table-cell>
              <table:table-cell office:value-type="float" office:value="107.6265">
                <text:p>107.62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.2508">
                <text:p>65.2508</text:p>
              </table:table-cell>
              <table:table-cell office:value-type="float" office:value="100.9652">
                <text:p>100.96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2.6774">
                <text:p>102.6774</text:p>
              </table:table-cell>
              <table:table-cell office:value-type="float" office:value="140.608">
                <text:p>140.6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6.1132">
                <text:p>76.1132</text:p>
              </table:table-cell>
              <table:table-cell office:value-type="float" office:value="129.9517">
                <text:p>129.95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4.1679">
                <text:p>64.1679</text:p>
              </table:table-cell>
              <table:table-cell office:value-type="float" office:value="118.8347">
                <text:p>118.83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3.467">
                <text:p>63.467</text:p>
              </table:table-cell>
              <table:table-cell office:value-type="float" office:value="138.2915">
                <text:p>138.29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.6517">
                <text:p>76.6517</text:p>
              </table:table-cell>
              <table:table-cell office:value-type="float" office:value="190.2976">
                <text:p>190.29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.5009">
                <text:p>32.5009</text:p>
              </table:table-cell>
              <table:table-cell office:value-type="float" office:value="127.4966">
                <text:p>127.49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0.6069">
                <text:p>110.6069</text:p>
              </table:table-cell>
              <table:table-cell office:value-type="float" office:value="119.4892">
                <text:p>119.48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5.2273">
                <text:p>85.2273</text:p>
              </table:table-cell>
              <table:table-cell office:value-type="float" office:value="119.8426">
                <text:p>119.84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3.4531">
                <text:p>63.4531</text:p>
              </table:table-cell>
              <table:table-cell office:value-type="float" office:value="109.3625">
                <text:p>109.3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7.3425">
                <text:p>57.3425</text:p>
              </table:table-cell>
              <table:table-cell office:value-type="float" office:value="139.9107">
                <text:p>139.91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5.0253">
                <text:p>55.0253</text:p>
              </table:table-cell>
              <table:table-cell office:value-type="float" office:value="108.8392">
                <text:p>108.83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0081">
                <text:p>57.0081</text:p>
              </table:table-cell>
              <table:table-cell office:value-type="float" office:value="102.1522">
                <text:p>102.15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4.3335">
                <text:p>74.3335</text:p>
              </table:table-cell>
              <table:table-cell office:value-type="float" office:value="118.2486">
                <text:p>118.24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.5595">
                <text:p>72.5595</text:p>
              </table:table-cell>
              <table:table-cell office:value-type="float" office:value="118.4548">
                <text:p>118.45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.3428">
                <text:p>73.3428</text:p>
              </table:table-cell>
              <table:table-cell office:value-type="float" office:value="134.7344">
                <text:p>134.73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4.4204">
                <text:p>74.4204</text:p>
              </table:table-cell>
              <table:table-cell office:value-type="float" office:value="133.6443">
                <text:p>133.64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.5791">
                <text:p>71.5791</text:p>
              </table:table-cell>
              <table:table-cell office:value-type="float" office:value="129.2632">
                <text:p>129.26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3.9166">
                <text:p>73.9166</text:p>
              </table:table-cell>
              <table:table-cell office:value-type="float" office:value="125.6917">
                <text:p>125.69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.0272">
                <text:p>70.0272</text:p>
              </table:table-cell>
              <table:table-cell office:value-type="float" office:value="116.1728">
                <text:p>116.17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6.9321">
                <text:p>66.9321</text:p>
              </table:table-cell>
              <table:table-cell office:value-type="float" office:value="133.5367">
                <text:p>133.53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.331">
                <text:p>78.331</text:p>
              </table:table-cell>
              <table:table-cell office:value-type="float" office:value="135.0009">
                <text:p>135.00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5739">
                <text:p>78.5739</text:p>
              </table:table-cell>
              <table:table-cell office:value-type="float" office:value="133.7298">
                <text:p>133.72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3.678">
                <text:p>83.678</text:p>
              </table:table-cell>
              <table:table-cell office:value-type="float" office:value="124.6124">
                <text:p>124.61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.171">
                <text:p>74.171</text:p>
              </table:table-cell>
              <table:table-cell office:value-type="float" office:value="119.1132">
                <text:p>119.11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.4267">
                <text:p>62.4267</text:p>
              </table:table-cell>
              <table:table-cell office:value-type="float" office:value="134.9694">
                <text:p>134.96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7.278">
                <text:p>57.278</text:p>
              </table:table-cell>
              <table:table-cell office:value-type="float" office:value="111.3408">
                <text:p>111.34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.0649">
                <text:p>57.0649</text:p>
              </table:table-cell>
              <table:table-cell office:value-type="float" office:value="99.0598">
                <text:p>99.05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6.0618">
                <text:p>56.0618</text:p>
              </table:table-cell>
              <table:table-cell office:value-type="float" office:value="111.9808">
                <text:p>111.98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.2679">
                <text:p>56.2679</text:p>
              </table:table-cell>
              <table:table-cell office:value-type="float" office:value="116.5756">
                <text:p>116.57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.24">
                <text:p>54.24</text:p>
              </table:table-cell>
              <table:table-cell office:value-type="float" office:value="126.372">
                <text:p>126.3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4.6041">
                <text:p>54.6041</text:p>
              </table:table-cell>
              <table:table-cell office:value-type="float" office:value="136.7739">
                <text:p>136.77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9.5979">
                <text:p>79.5979</text:p>
              </table:table-cell>
              <table:table-cell office:value-type="float" office:value="124.1515">
                <text:p>124.15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.469">
                <text:p>71.469</text:p>
              </table:table-cell>
              <table:table-cell office:value-type="float" office:value="134.2555">
                <text:p>134.25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.4293">
                <text:p>58.4293</text:p>
              </table:table-cell>
              <table:table-cell office:value-type="float" office:value="125.0678">
                <text:p>125.0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